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 style:list-style-name="L1">
      <style:graphic-properties draw:stroke="none" svg:stroke-width="0cm" draw:fill="none" loext:fill-use-slide-background="false" draw:textarea-horizontal-align="justify" draw:textarea-vertical-align="top" draw:auto-grow-height="true" draw:fit-to-size="false" style:shrink-to-fit="false" fo:min-height="0cm" fo:min-width="0cm" fo:padding-top="0.125cm" fo:padding-bottom="0.125cm" fo:padding-left="0.25cm" fo:padding-right="0.25cm" fo:wrap-option="no-wrap" style:writing-mode="lr-tb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Title_20_Slide-notes">
      <style:graphic-properties draw:fill-color="#ffffff" fo:min-height="12.572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8pt" fo:hyphenate="false"/>
    </style:style>
    <style:style style:name="P2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hanging" style:writing-mode="lr-tb" style:font-independent-line-spacing="true"/>
      <style:text-properties fo:font-size="18pt" fo:hyphenate="false"/>
    </style:style>
    <style:style style:name="P3" style:family="paragraph">
      <loext:graphic-properties draw:fill-color="#ffffff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fo:background-color="transparent" style:font-size-asian="18pt" style:font-style-asian="normal" style:font-weight-asian="normal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3" draw:style-name="gr1" draw:text-style-name="P2" draw:layer="layout" svg:width="3.911cm" svg:height="1.013cm" svg:x="3.408cm" svg:y="2.135cm">
          <text:p text:style-name="P1"><text:span text:style-name="T1">ExpectedTex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1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Calibri" svg:font-family="Calibri" style:font-pitch="variable"/>
    <style:font-face style:name="Calibri1" svg:font-family="Calibri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 style:writing-mode="lr-tb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graphic-properties style:writing-mode="lr-tb"/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graphic-properties style:writing-mode="lr-tb"/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graphic-properties style:writing-mode="lr-tb"/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 style:writing-mode="lr-tb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Calibri1" fo:font-family="Calibri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6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7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9" style:family="paragraph">
      <style:paragraph-properties fo:text-align="center"/>
      <style:text-properties fo:font-size="12pt" style:font-size-asian="14pt" style:font-size-complex="14pt"/>
    </style:style>
    <style:style style:name="MP10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Calibri1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fo:background-color="transparent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Office">
          <loext:color loext:name="dk1" loext:color="#000000"/>
          <loext:color loext:name="lt1" loext:color="#ffffff"/>
          <loext:color loext:name="dk2" loext:color="#1f497d"/>
          <loext:color loext:name="lt2" loext:color="#eeece1"/>
          <loext:color loext:name="accent1" loext:color="#4f81bd"/>
          <loext:color loext:name="accent2" loext:color="#c0504d"/>
          <loext:color loext:name="accent3" loext:color="#9bbb59"/>
          <loext:color loext:name="accent4" loext:color="#8064a2"/>
          <loext:color loext:name="accent5" loext:color="#4bacc6"/>
          <loext:color loext:name="accent6" loext:color="#f79646"/>
          <loext:color loext:name="hlink" loext:color="#0000ff"/>
          <loext:color loext:name="folHlink" loext:color="#800080"/>
        </loext:color-table>
      </loext:theme>
      <draw:frame draw:name="Title 1" presentation:style-name="Mpr1" draw:text-style-name="MP6" draw:layer="backgroundobjects" svg:width="21.589cm" svg:height="4.082cm" svg:x="1.905cm" svg:y="5.918cm" presentation:class="title" presentation:user-transformed="true">
        <draw:text-box>
          <text:p text:style-name="MP5"><text:span text:style-name="MT2">Click to edit Master title style</text:span></text:p>
        </draw:text-box>
      </draw:frame>
      <draw:frame draw:name="Date Placeholder 3" presentation:style-name="Mpr2" draw:text-style-name="MP8" draw:layer="backgroundobjects" svg:width="5.926cm" svg:height="1.013cm" svg:x="1.27cm" svg:y="17.657cm" presentation:class="date-time" presentation:user-transformed="true">
        <draw:text-box>
          <text:p text:style-name="MP7"><text:span text:style-name="MT3"><presentation:date-time/></text:span></text:p>
        </draw:text-box>
      </draw:frame>
      <draw:frame draw:name="Footer Placeholder 4" presentation:style-name="Mpr2" draw:text-style-name="MP8" draw:layer="backgroundobjects" svg:width="8.042cm" svg:height="1.013cm" svg:x="8.678cm" svg:y="17.657cm" presentation:class="footer" presentation:user-transformed="true">
        <draw:text-box>
          <text:p text:style-name="MP9"><text:span text:style-name="MT1"><presentation:footer/></text:span></text:p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10"><text:span text:style-name="MT3"><text:page-number>&lt;number&gt;</text:page-number>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initial-creator>Abel Briones</meta:initial-creator>
    <meta:editing-cycles>2</meta:editing-cycles>
    <meta:creation-date>2024-12-06T10:48:03</meta:creation-date>
    <dc:date>2024-12-06T16:30:28.440000000</dc:date>
    <meta:editing-duration>PT4S</meta:editing-duration>
    <meta:generator>LibreOffice/7.5.5.2$Windows_X86_64 LibreOffice_project/ca8fe7424262805f223b9a2334bc7181abbcbf5e</meta:generator>
    <meta:document-statistic meta:object-count="24"/>
    <meta:user-defined meta:name="AppVersion">14.0000</meta:user-defined>
    <meta:user-defined meta:name="PresentationFormat">On-screen Show (4:3)</meta:user-defined>
    <meta:user-defined meta:name="Slides" meta:value-type="float">1</meta:user-defined>
  </office:meta>
</office:document-meta>
</file>